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ariaçl" svg:font-family="ariaçl"/>
  </office:font-face-decls>
  <office:automatic-styles>
    <style:style style:name="P1" style:family="paragraph" style:parent-style-name="Heading_20_3">
      <style:paragraph-properties fo:line-height="150%" fo:text-align="center" style:justify-single-word="false"/>
      <style:text-properties style:font-name="arial" fo:font-size="12pt" officeooo:paragraph-rsid="001f8b04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arial" fo:font-size="12pt" officeooo:paragraph-rsid="0024e33b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arial" fo:font-size="12pt" officeooo:paragraph-rsid="0027b14d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bold" officeooo:paragraph-rsid="0024e33b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bold" officeooo:paragraph-rsid="0027b14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b14d" style:font-weight-asian="bold" style:font-weight-complex="bold"/>
    </style:style>
    <style:style style:name="T3" style:family="text">
      <style:text-properties fo:font-weight="bold" officeooo:rsid="0027b14d" style:font-name-asian="Noto Serif CJK SC" style:font-weight-asian="bold" style:font-name-complex="Lohit Devanagari1" style:font-weight-complex="bold"/>
    </style:style>
    <style:style style:name="T4" style:family="text">
      <style:text-properties officeooo:rsid="0027b14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4">Descriç</text:span><text:span text:style-name="T3">ão do Software Embarcado</text:span> </text:h>
      <text:p text:style-name="P2"><text:tab/></text:p>
      <text:p text:style-name="P2"><text:tab/>Segue uma descrição detalhada para o desenvolvimento do software embarcado em linguagem C para implementar a solução IoT centrada em microcontroladores para a descrição do problema prático apresentado.</text:p>
      <text:p text:style-name="P2"/>
      <text:p text:style-name="P4"><text:span text:style-name="T4">1. </text:span>Estrutura Geral do Software</text:p>
      <text:p text:style-name="P2"/>
      <text:p text:style-name="P4"><text:span text:style-name="T4">1.</text:span>1. Bibliotecas e Headers</text:p>
      <text:p text:style-name="P2"><text:s text:c="4"/></text:p>
      <text:p text:style-name="P2"><text:s text:c="4"/><text:tab/>- Inclusão de bibliotecas padrão para entrada/saída e manipulação de dados.</text:p>
      <text:p text:style-name="P2"><text:s text:c="4"/><text:tab/>- Inclusão de drivers e bibliotecas específicas para os sensores e atuadores utilizados (por exemplo, ESP-IDF no caso do ESP32).</text:p>
      <text:p text:style-name="P2"><text:tab/>- Configuração da comunicação Wi-Fi (no ESP32 ou Raspberry Pi Pico W).</text:p>
      <text:p text:style-name="P2"/>
      <text:p text:style-name="P4"><text:span text:style-name="T4">1.</text:span>2. <text:s/>Módulos Principais</text:p>
      <text:p text:style-name="P2"><text:s text:c="4"/></text:p>
      <text:p text:style-name="P2"><text:s text:c="4"/><text:tab/>- Monitoramento de níveis de água.</text:p>
      <text:p text:style-name="P2"><text:s text:c="4"/><text:tab/>- Monitoramento da qualidade da água.</text:p>
      <text:p text:style-name="P2"><text:s text:c="4"/><text:tab/>- Controle da bomba d’água.</text:p>
      <text:p text:style-name="P2"><text:s text:c="4"/><text:tab/>- Comunicação via Wi-Fi para envio de dados e recebimento de comandos.</text:p>
      <text:p text:style-name="P2"><text:s text:c="4"/><text:tab/>- Gestão de alertas e notificações.</text:p>
      <text:p text:style-name="P2">- Módulo de segurança (vazamentos e backup)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2">2. </text:span><text:span text:style-name="T1">Fluxo do Programa</text:span></text:p>
      <text:p text:style-name="P2"/>
      <text:p text:style-name="P4"><text:span text:style-name="T4">2.</text:span>1. Inicialização do Sistema</text:p>
      <text:p text:style-name="P2"><text:s text:c="4"/></text:p>
      <text:p text:style-name="P2"><text:s text:c="3"/><text:tab/>- Configuração inicial dos pinos GPIO para sensores e atuadores.</text:p>
      <text:p text:style-name="P2"><text:s text:c="3"/><text:tab/>- Estabelecimento da conexão Wi-Fi e sincronização com um servidor de nuvem ou aplicação web.</text:p>
      <text:p text:style-name="P2"><text:tab/>- Testes iniciais dos sensores e atuadores para garantir funcionamento adequado.</text:p>
      <text:p text:style-name="P2"/>
      <text:p text:style-name="P4"><text:span text:style-name="T4">2.</text:span>2. Rotina de Monitoramento</text:p>
      <text:p text:style-name="P2"><text:s text:c="4"/></text:p>
      <text:p text:style-name="P2"><text:s text:c="3"/><text:tab/>- Leitura contínua dos sensores:</text:p>
      <text:p text:style-name="P2"><text:s text:c="8"/><text:tab/><text:tab/>- Sensores de nível de água (boia, pressão ou ultrassônico).</text:p>
      <text:p text:style-name="P2"><text:s text:c="8"/><text:tab/><text:tab/>- Sensores de qualidade da água (TDS, pH, temperatura).</text:p>
      <text:p text:style-name="P2"><text:s text:c="4"/><text:tab/>- Armazenamento temporário dos valores lidos.</text:p>
      <text:p text:style-name="P2">- Envio dos dados para o servidor.</text:p>
      <text:p text:style-name="P2"/>
      <text:p text:style-name="P4"><text:span text:style-name="T4">2.</text:span>3. Rotina de Controle</text:p>
      <text:p text:style-name="P2"><text:s text:c="4"/></text:p>
      <text:p text:style-name="P2"><text:s text:c="4"/><text:tab/>- Lógica para acionamento e desligamento da bomba com base nos níveis de água:</text:p>
      <text:p text:style-name="P2"><text:s text:c="8"/></text:p>
      <text:p text:style-name="P2"><text:s text:c="8"/>if (nivel_agua &lt; LIMITE_MINIMO) {</text:p>
      <text:p text:style-name="P2"><text:s text:c="12"/>ligar_bomba();</text:p>
      <text:p text:style-name="P2"><text:s text:c="8"/>} else if (nivel_agua &gt; LIMITE_MAXIMO) {</text:p>
      <text:p text:style-name="P2"><text:s text:c="12"/>desligar_bomba();</text:p>
      <text:p text:style-name="P2"><text:s text:c="8"/>}</text:p>
      <text:p text:style-name="P2"><text:s text:c="8"/></text:p>
      <text:p text:style-name="P2"><text:tab/>- Acionamento automático do sistema de desinfecção caso os parâmetros de qualidade estejam fora do intervalo desejado.</text:p>
      <text:p text:style-name="P2"/>
      <text:p text:style-name="P2"/>
      <text:p text:style-name="P2"/>
      <text:p text:style-name="P2"/>
      <text:p text:style-name="P2"><text:soft-page-break/></text:p>
      <text:p text:style-name="P4"><text:span text:style-name="T4">2.</text:span>4. Gestão de Alertas</text:p>
      <text:p text:style-name="P2"><text:s text:c="4"/></text:p>
      <text:p text:style-name="P2"><text:tab/>- Monitoramento de eventos críticos (nível baixo de água no reservatório, falha na bomba, qualidade inadequada da água).</text:p>
      <text:p text:style-name="P2"><text:tab/>- Envio de notificações por meio da interface Wi-Fi.</text:p>
      <text:p text:style-name="P2"/>
      <text:p text:style-name="P4"><text:span text:style-name="T4">2.</text:span>5. Rotina de Backup</text:p>
      <text:p text:style-name="P2"><text:s text:c="4"/></text:p>
      <text:p text:style-name="P2"><text:s text:c="4"/><text:tab/>- Detecção de queda de energia e ativação da bateria de backup para manter funções essenciais.</text:p>
      <text:p text:style-name="P2"/>
      <text:p text:style-name="P4"><text:span text:style-name="T4">3. </text:span>Implementação em Linguagem C</text:p>
      <text:p text:style-name="P2"/>
      <text:p text:style-name="P4"><text:span text:style-name="T4">3.1. </text:span>Configuração de GPIO</text:p>
      <text:p text:style-name="P2"/>
      <text:p text:style-name="P2"><text:tab/>- Configuração dos pinos para sensores e atuadores:</text:p>
      <text:p text:style-name="P2"/>
      <text:p text:style-name="P2">#include &lt;stdio.h&gt;</text:p>
      <text:p text:style-name="P2">#include "driver/gpio.h"</text:p>
      <text:p text:style-name="P2">#include "driver/adc.h"</text:p>
      <text:p text:style-name="P2">#include "wifi_manager.h"</text:p>
      <text:p text:style-name="P2"/>
      <text:p text:style-name="P2">#define PINO_RELE 27</text:p>
      <text:p text:style-name="P2">#define PINO_SENSOR_NIVEL 32</text:p>
      <text:p text:style-name="P2">#define PINO_SENSOR_TDS 33</text:p>
      <text:p text:style-name="P2">#define PINO_SENSOR_PH 34</text:p>
      <text:p text:style-name="P2">#define PINO_SENSOR_TEMP 35</text:p>
      <text:p text:style-name="P2"/>
      <text:p text:style-name="P2">void configurar_pinos() {</text:p>
      <text:p text:style-name="P2"><text:s text:c="4"/>gpio_set_direction(PINO_RELE, GPIO_MODE_OUTPUT);</text:p>
      <text:p text:style-name="P2"><text:s text:c="4"/>gpio_set_direction(PINO_SENSOR_NIVEL, GPIO_MODE_INPUT);</text:p>
      <text:p text:style-name="P2"><text:s text:c="4"/>// Configuração dos demais sensores</text:p>
      <text:p text:style-name="P2"><text:soft-page-break/>}</text:p>
      <text:p text:style-name="P4"><text:span text:style-name="T4">3.2. </text:span>Leitura de Sensores</text:p>
      <text:p text:style-name="P2"/>
      <text:p text:style-name="P2"><text:tab/>- Leitura do sensor de nível e qualidade da água:</text:p>
      <text:p text:style-name="P2">float ler_nivel_agua() {</text:p>
      <text:p text:style-name="P2"><text:s text:c="4"/>int valor_adc = adc1_get_raw(ADC1_CHANNEL_6);</text:p>
      <text:p text:style-name="P2"><text:s text:c="4"/>return (float)(valor_adc * 100 / 4095); // Convertendo para percentual</text:p>
      <text:p text:style-name="P2">}</text:p>
      <text:p text:style-name="P2"/>
      <text:p text:style-name="P2">float ler_tds() {</text:p>
      <text:p text:style-name="P2"><text:s text:c="4"/>int valor_adc = adc1_get_raw(ADC1_CHANNEL_7);</text:p>
      <text:p text:style-name="P2"><text:s text:c="4"/>return (float)(valor_adc * 5 / 4095); // Exemplo de conversão de TDS</text:p>
      <text:p text:style-name="P2">}</text:p>
      <text:p text:style-name="P2"/>
      <text:p text:style-name="P5"><text:span text:style-name="T4">3.3. </text:span>Controle da Bomba</text:p>
      <text:p text:style-name="P2"/>
      <text:p text:style-name="P2"><text:tab/>- Controle automático do acionamento da bomba:</text:p>
      <text:p text:style-name="P2"/>
      <text:p text:style-name="P2">void controlar_bomba(float nivel_agua) {</text:p>
      <text:p text:style-name="P2"><text:s text:c="4"/>if (nivel_agua &lt; 10.0) {</text:p>
      <text:p text:style-name="P2"><text:s text:c="8"/>gpio_set_level(PINO_RELE, 1); // Liga a bomba</text:p>
      <text:p text:style-name="P2"><text:s text:c="4"/>} else if (nivel_agua &gt; 90.0) {</text:p>
      <text:p text:style-name="P2"><text:s text:c="8"/>gpio_set_level(PINO_RELE, 0); // Desliga a bomba</text:p>
      <text:p text:style-name="P2"><text:s text:c="4"/>}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<text:span text:style-name="T4">3.4. </text:span>Conexão Wi-Fi e Envio de Dados</text:p>
      <text:p text:style-name="P2"/>
      <text:p text:style-name="P2"><text:tab/>- Estabelecimento de conexão e envio de dados para o servidor:</text:p>
      <text:p text:style-name="P2"/>
      <text:p text:style-name="P2">void enviar_dados(float nivel_agua, float tds, float ph, float temperatura) {</text:p>
      <text:p text:style-name="P2"><text:s text:c="4"/>char payload[128];</text:p>
      <text:p text:style-name="P2"><text:s text:c="4"/>sprintf(payload, "{\"nivel\": %.2f, \"tds\": %.2f, \"ph\": %.2f, \"temperatura\": %.2f}", </text:p>
      <text:p text:style-name="P2"><text:s text:c="12"/>nivel_agua, tds, ph, temperatura);</text:p>
      <text:p text:style-name="P2"/>
      <text:p text:style-name="P2"><text:s text:c="4"/>// Função de envio HTTP para servidor (implementada separadamente)</text:p>
      <text:p text:style-name="P2"><text:s text:c="4"/>enviar_http_post("http://servidor.com/api/dados", payload);</text:p>
      <text:p text:style-name="P2">}</text:p>
      <text:p text:style-name="P2"/>
      <text:p text:style-name="P4"><text:span text:style-name="T4">3.5. </text:span>Loop Principal</text:p>
      <text:p text:style-name="P2"/>
      <text:p text:style-name="P2"><text:tab/>- Rotina principal para execução contínua:</text:p>
      <text:p text:style-name="P2"/>
      <text:p text:style-name="P2">void app_main() {</text:p>
      <text:p text:style-name="P2"><text:s text:c="4"/>configurar_pinos();</text:p>
      <text:p text:style-name="P2"><text:s text:c="4"/>conectar_wifi();</text:p>
      <text:p text:style-name="P2"/>
      <text:p text:style-name="P2"><text:s text:c="4"/>while (1) {</text:p>
      <text:p text:style-name="P2"><text:s text:c="8"/>float nivel = ler_nivel_agua();</text:p>
      <text:p text:style-name="P2"><text:s text:c="8"/>float tds = ler_tds();</text:p>
      <text:p text:style-name="P2"><text:s text:c="8"/>float ph = ler_ph();</text:p>
      <text:p text:style-name="P2"><text:s text:c="8"/>float temperatura = ler_temperatura();</text:p>
      <text:p text:style-name="P2"/>
      <text:p text:style-name="P2"><text:s text:c="8"/>controlar_bomba(nivel);</text:p>
      <text:p text:style-name="P2"><text:s text:c="8"/>enviar_dados(nivel, tds, ph, temperatura);</text:p>
      <text:p text:style-name="P2"/>
      <text:p text:style-name="P2"><text:s text:c="8"/>vTaskDelay(5000 / portTICK_PERIOD_MS); // Espera de 5 segundos</text:p>
      <text:p text:style-name="P2"><text:s text:c="4"/>}</text:p>
      <text:p text:style-name="P2"><text:soft-page-break/>}</text:p>
      <text:p text:style-name="P4"><text:span text:style-name="T4">4. </text:span>Possíveis Melhorias</text:p>
      <text:p text:style-name="P2"/>
      <text:p text:style-name="P4"><text:span text:style-name="T4">4.</text:span>1. Implementação de OTA (Over-the-Air Update)</text:p>
      <text:p text:style-name="P2"><text:s text:c="4"/></text:p>
      <text:p text:style-name="P2"><text:tab/>- Atualização remota do firmware para ajustes futuros.</text:p>
      <text:p text:style-name="P2"/>
      <text:p text:style-name="P4"><text:span text:style-name="T4">4.</text:span>2. Integração com Assistentes Virtuais</text:p>
      <text:p text:style-name="P2"><text:s text:c="4"/></text:p>
      <text:p text:style-name="P2"><text:tab/>- Adicionar suporte a comandos de voz.</text:p>
      <text:p text:style-name="P2"/>
      <text:p text:style-name="P4"><text:span text:style-name="T4">4.3. </text:span>Expansão de Recursos</text:p>
      <text:p text:style-name="P3"><text:s text:c="4"/></text:p>
      <text:p text:style-name="P3"><text:tab/>- Monitoramento de consumo em diferentes pontos da residência.</text:p>
      <text:p text:style-name="P2"/>
      <text:p text:style-name="P2"><text:tab/>Essa implementação serve como base para atender a todos os requisitos do projeto, podendo ser adaptada e expandida conforme necessário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ariaçl" svg:font-family="ariaç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10:07:29.992508389</meta:creation-date>
    <dc:date>2025-01-02T11:46:31.879915189</dc:date>
    <meta:editing-duration>PT48M3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6" meta:paragraph-count="119" meta:word-count="626" meta:character-count="4682" meta:non-whitespace-character-count="3801"/>
  </office:meta>
</office:document-meta>
</file>